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 (qh)</text:p>
          </table:table-cell>
          <table:table-cell office:value-type="string" calcext:value-type="string">
            <text:p>% onHull</text:p>
          </table:table-cell>
          <table:table-cell office:value-type="string" calcext:value-type="string">
            <text:p>in (inc)</text:p>
          </table:table-cell>
          <table:table-cell office:value-type="string" calcext:value-type="string">
            <text:p>% onHu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0" calcext:value-type="float">
            <text:p>10</text:p>
          </table:table-cell>
          <table:table-cell office:value-type="float" office:value="46.6666666666667" calcext:value-type="float">
            <text:p>46.6666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.5714285714286" calcext:value-type="float">
            <text:p>32.5714285714286</text:p>
          </table:table-cell>
          <table:table-cell office:value-type="float" office:value="100" calcext:value-type="float">
            <text:p>100</text:p>
          </table:table-cell>
          <table:table-cell office:value-type="float" office:value="21.4285714285714" calcext:value-type="float">
            <text:p>21.42857142857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.2415730337079" calcext:value-type="float">
            <text:p>19.2415730337079</text:p>
          </table:table-cell>
          <table:table-cell office:value-type="float" office:value="1000" calcext:value-type="float">
            <text:p>1000</text:p>
          </table:table-cell>
          <table:table-cell office:value-type="float" office:value="15.8282208588957" calcext:value-type="float">
            <text:p>15.82822085889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.5137614678899" calcext:value-type="float">
            <text:p>16.5137614678899</text:p>
          </table:table-cell>
          <table:table-cell office:value-type="float" office:value="2000" calcext:value-type="float">
            <text:p>2000</text:p>
          </table:table-cell>
          <table:table-cell office:value-type="float" office:value="14.0587768069897" calcext:value-type="float">
            <text:p>14.058776806989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.0419947506562" calcext:value-type="float">
            <text:p>14.0419947506562</text:p>
          </table:table-cell>
          <table:table-cell office:value-type="float" office:value="5000" calcext:value-type="float">
            <text:p>5000</text:p>
          </table:table-cell>
          <table:table-cell office:value-type="float" office:value="12.507237984945" calcext:value-type="float">
            <text:p>12.50723798494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.027397260274" calcext:value-type="float">
            <text:p>14.027397260274</text:p>
          </table:table-cell>
          <table:table-cell office:value-type="float" office:value="10000" calcext:value-type="float">
            <text:p>10000</text:p>
          </table:table-cell>
          <table:table-cell office:value-type="float" office:value="10.6924163918983" calcext:value-type="float">
            <text:p>10.692416391898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1.1909262759924" calcext:value-type="float">
            <text:p>11.1909262759924</text:p>
          </table:table-cell>
          <table:table-cell office:value-type="float" office:value="20000" calcext:value-type="float">
            <text:p>20000</text:p>
          </table:table-cell>
          <table:table-cell office:value-type="float" office:value="10.0532859680284" calcext:value-type="float">
            <text:p>10.053285968028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.4270462633452" calcext:value-type="float">
            <text:p>10.4270462633452</text:p>
          </table:table-cell>
          <table:table-cell office:value-type="float" office:value="30000" calcext:value-type="float">
            <text:p>30000</text:p>
          </table:table-cell>
          <table:table-cell office:value-type="float" office:value="10.8364375211649" calcext:value-type="float">
            <text:p>10.836437521164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.5470953186689" calcext:value-type="float">
            <text:p>10.5470953186689</text:p>
          </table:table-cell>
          <table:table-cell office:value-type="float" office:value="50000" calcext:value-type="float">
            <text:p>50000</text:p>
          </table:table-cell>
          <table:table-cell office:value-type="float" office:value="9.29081913139087" calcext:value-type="float">
            <text:p>9.2908191313908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.54373309287647" calcext:value-type="float">
            <text:p>8.543733092876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9.05112851220636" calcext:value-type="float">
            <text:p>9.05112851220636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8.54665565648225" calcext:value-type="float">
            <text:p>8.54665565648225</text:p>
          </table:table-cell>
          <table:table-cell office:value-type="float" office:value="150000" calcext:value-type="float">
            <text:p>150000</text:p>
          </table:table-cell>
          <table:table-cell office:value-type="float" office:value="8.21465428276574" calcext:value-type="float">
            <text:p>8.2146542827657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8.01203686289261" calcext:value-type="float">
            <text:p>8.01203686289261</text:p>
          </table:table-cell>
          <table:table-cell office:value-type="float" office:value="200000" calcext:value-type="float">
            <text:p>200000</text:p>
          </table:table-cell>
          <table:table-cell office:value-type="float" office:value="8.41487279843444" calcext:value-type="float">
            <text:p>8.4148727984344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6.87919463087248" calcext:value-type="float">
            <text:p>6.87919463087248</text:p>
          </table:table-cell>
          <table:table-cell office:value-type="float" office:value="300000" calcext:value-type="float">
            <text:p>300000</text:p>
          </table:table-cell>
          <table:table-cell office:value-type="float" office:value="7.713451297028" calcext:value-type="float">
            <text:p>7.713451297028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6.33501259445844" calcext:value-type="float">
            <text:p>6.33501259445844</text:p>
          </table:table-cell>
          <table:table-cell office:value-type="float" office:value="500000" calcext:value-type="float">
            <text:p>500000</text:p>
          </table:table-cell>
          <table:table-cell office:value-type="float" office:value="7.80848814378493" calcext:value-type="float">
            <text:p>7.80848814378493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6.02481507993319" calcext:value-type="float">
            <text:p>6.02481507993319</text:p>
          </table:table-cell>
          <table:table-cell office:value-type="float" office:value="600000" calcext:value-type="float">
            <text:p>600000</text:p>
          </table:table-cell>
          <table:table-cell office:value-type="float" office:value="7.81557067271353" calcext:value-type="float">
            <text:p>7.8155706727135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7.34164462913991" calcext:value-type="float">
            <text:p>7.34164462913991</text:p>
          </table:table-cell>
          <table:table-cell office:value-type="float" office:value="700000" calcext:value-type="float">
            <text:p>700000</text:p>
          </table:table-cell>
          <table:table-cell office:value-type="float" office:value="7.73749820891245" calcext:value-type="float">
            <text:p>7.73749820891245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6.21606008087811" calcext:value-type="float">
            <text:p>6.21606008087811</text:p>
          </table:table-cell>
          <table:table-cell office:value-type="float" office:value="800000" calcext:value-type="float">
            <text:p>800000</text:p>
          </table:table-cell>
          <table:table-cell office:value-type="float" office:value="7.981220657277" calcext:value-type="float">
            <text:p>7.981220657277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5.84574576617017" calcext:value-type="float">
            <text:p>5.84574576617017</text:p>
          </table:table-cell>
          <table:table-cell office:value-type="float" office:value="900000" calcext:value-type="float">
            <text:p>900000</text:p>
          </table:table-cell>
          <table:table-cell office:value-type="float" office:value="7.5385419388555" calcext:value-type="float">
            <text:p>7.538541938855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6.45432565962367" calcext:value-type="float">
            <text:p>6.4543256596236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23336853220697" calcext:value-type="float">
            <text:p>7.23336853220697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5.02612826603325" calcext:value-type="float">
            <text:p>5.02612826603325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7.21074641997212" calcext:value-type="float">
            <text:p>7.21074641997212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6.02745381360305" calcext:value-type="float">
            <text:p>6.02745381360305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7.44197780020182" calcext:value-type="float">
            <text:p>7.44197780020182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5.35136724492796" calcext:value-type="float">
            <text:p>5.3513672449279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7.38743258497429" calcext:value-type="float">
            <text:p>7.38743258497429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6.72114167338014" calcext:value-type="float">
            <text:p>6.72114167338014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7.43760810476896" calcext:value-type="float">
            <text:p>7.43760810476896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5.9865492090556" calcext:value-type="float">
            <text:p>5.9865492090556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7.29768786127168" calcext:value-type="float">
            <text:p>7.2976878612716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5.53031626769177" calcext:value-type="float">
            <text:p>5.53031626769177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6.989543203082" calcext:value-type="float">
            <text:p>6.989543203082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4.89444878811572" calcext:value-type="float">
            <text:p>4.89444878811572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6.49989953787422" calcext:value-type="float">
            <text:p>6.49989953787422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5.05209076637648" calcext:value-type="float">
            <text:p>5.052090766376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6.69287469287469" calcext:value-type="float">
            <text:p>6.69287469287469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5.00751468779888" calcext:value-type="float">
            <text:p>5.0075146877988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40719662199376" calcext:value-type="float">
            <text:p>6.407196621993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05:36.523000000</meta:creation-date>
    <dc:date>2018-06-04T13:07:04.747000000</dc:date>
    <meta:editing-duration>PT1M28S</meta:editing-duration>
    <meta:editing-cycles>1</meta:editing-cycles>
    <meta:document-statistic meta:table-count="1" meta:cell-count="116" meta:object-count="0"/>
    <meta:generator>LibreOffice/6.0.4.2$Windows_x86 LibreOffice_project/9b0d9b32d5dcda91d2f1a96dc04c645c450872bf</meta:generator>
  </office:meta>
</office:document-meta>
</file>